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9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Entrada 1</text:p>
          </table:table-cell>
          <table:table-cell office:value-type="string" calcext:value-type="string">
            <text:p>Entrada 2</text:p>
          </table:table-cell>
          <table:table-cell office:value-type="string" calcext:value-type="string">
            <text:p>Entrada 3</text:p>
          </table:table-cell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31])" office:value-type="float" office:value="960.766666666667" calcext:value-type="float">
            <text:p>960.7666666667</text:p>
          </table:table-cell>
          <table:table-cell table:formula="of:=AVERAGE([.C2:.C31])" office:value-type="float" office:value="166.266666666667" calcext:value-type="float">
            <text:p>166.2666666667</text:p>
          </table:table-cell>
          <table:table-cell/>
        </table:table-row>
        <table:table-row table:style-name="ro1">
          <table:table-cell office:value-type="string" calcext:value-type="string">
            <text:p>Desvio Padrão</text:p>
          </table:table-cell>
          <table:table-cell table:formula="of:=STDEV([.B2:.B31])" office:value-type="float" office:value="5.50663132102987" calcext:value-type="float">
            <text:p>5.506631321</text:p>
          </table:table-cell>
          <table:table-cell table:formula="of:=STDEV([.C2:.C31])" office:value-type="float" office:value="1.36289077492212" calcext:value-type="float">
            <text:p>1.3628907749</text:p>
          </table:table-cell>
          <table:table-cell/>
        </table:table-row>
        <table:table-row table:style-name="ro1">
          <table:table-cell office:value-type="string" calcext:value-type="string">
            <text:p>Variância</text:p>
          </table:table-cell>
          <table:table-cell table:formula="of:=VAR([.B2:.B31])" office:value-type="float" office:value="30.3229885057471" calcext:value-type="float">
            <text:p>30.3229885057</text:p>
          </table:table-cell>
          <table:table-cell table:formula="of:=VAR([.C2:.C31])" office:value-type="float" office:value="1.85747126436782" calcext:value-type="float">
            <text:p>1.8574712644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31])" office:value-type="float" office:value="973" calcext:value-type="float">
            <text:p>973</text:p>
          </table:table-cell>
          <table:table-cell table:formula="of:=MAX([.C2:.C31])"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31])" office:value-type="float" office:value="953" calcext:value-type="float">
            <text:p>953</text:p>
          </table:table-cell>
          <table:table-cell table:formula="of:=MIN([.C2:.C31])" office:value-type="float" office:value="163" calcext:value-type="float">
            <text:p>1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09:40:01.554715691</meta:creation-date>
    <dc:date>2015-12-22T12:31:50.396262728</dc:date>
    <meta:editing-duration>PT1H6M17S</meta:editing-duration>
    <meta:editing-cycles>1</meta:editing-cycles>
    <meta:document-statistic meta:table-count="1" meta:cell-count="78" meta:object-count="0"/>
    <meta:generator>LibreOffice/4.2.8.2$Linux_X86_64 LibreOffice_project/420m0$Build-2</meta:generator>
  </office:meta>
</office:document-meta>
</file>